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59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589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24cm"/>
    </style:style>
    <style:style style:name="co9" style:family="table-column">
      <style:table-column-properties fo:break-before="auto" style:column-width="11.546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0.598cm"/>
    </style:style>
    <style:style style:name="co12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Municip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EDELLI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BEJORR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BRIAQ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EJAND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MA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MALF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D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GELOPOLI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GOSTU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OR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FE DE ANTIOQU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PART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BOLET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GE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ME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BO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LM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T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TU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IUDAD BOLIV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RICEÑ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RIT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CE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ICE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D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MPAM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ÑASGORD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ACOL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AMAN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EP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RMEN DE VIBOR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OL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UCAS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GORO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ISNER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COR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CEPC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CORD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PACAB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ABEI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ON MATI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BEJ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BAG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NTRERRI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NVIG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REDO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RONTI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IRAL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IRARD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OMEZ PL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RAN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DALUP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RN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TAP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ELICO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ISP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TAG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TUAN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ARDI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ER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CEJ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ESTRE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INT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UN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IBOR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CE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INI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TEBE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URIN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UT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ARIÑ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ECOCL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ECH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LA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EÐO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E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BLORR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BER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NA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TRIUNF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EMEDI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ETI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NEG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BANALAR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3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BANE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LG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NDRES DE CUERQU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CARL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FRANCIS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ERONIM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OSE DE LA MONTAÑ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UAN DE URA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LUI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ED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EDRO DE URA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RAFAE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RO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VICEN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BARB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ROSA DE OS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O DOMIN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SANTUA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EGOV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NS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PETR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MESI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RA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RS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TIRIB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LE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R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RAM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RRA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ALDIV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ALPARAIS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GACH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NE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GIA DEL FUER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AL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ARUM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OLOM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ON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ARAGO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RANQUI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AN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MPO DE LA CRU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NDELA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LAP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UAN DE ACOS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URUA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LAM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NAT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MAR DE VARE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OJ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OLONUEV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ONED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COLOMB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EPEL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3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BANAGRAND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BANALAR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LU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O TOM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LEDAD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B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SIACUR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GOTA, D.C.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TAGE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CH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TOS DEL ROSA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EN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JO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ROYOHON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RANCO DE LO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AM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NTAGA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ICU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RDO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LEMEN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RMEN DE BOLIV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GUAM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PEÑ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ATILLO DE LO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GANG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HAT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8" calcext:value-type="float">
            <text:p>1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GAR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69" calcext:value-type="float">
            <text:p>1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IA LA BAJ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TECRIS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MP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OROS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RA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NILL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EGIDO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 VIEJ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CRISTOB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ESTANISLA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FERNAN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ACI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ACINTO DEL CAU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UAN NEPOMUCE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MARTIN DE LO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AB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CATAL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RO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ROSA DEL SU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MIT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89" calcext:value-type="float">
            <text:p>1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PLAVI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LAIGUA NUEV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QUIS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RBA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RB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4" calcext:value-type="float">
            <text:p>1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NUE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AMBRA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NJ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MEI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8" calcext:value-type="float">
            <text:p>1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QUIT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CABU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LE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1" calcext:value-type="float">
            <text:p>2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RBE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TEITI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A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Y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RICEÑ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ENAVIS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SBA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D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MPOHERMOS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ERI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NA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2" calcext:value-type="float">
            <text:p>2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QUINQU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SC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4" calcext:value-type="float">
            <text:p>2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TARA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V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IENE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MB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PE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RRA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VARACH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2" calcext:value-type="float">
            <text:p>2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B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3" calcext:value-type="float">
            <text:p>2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CA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ITI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QUI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6" calcext:value-type="float">
            <text:p>2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VO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UITA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OCUY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29" calcext:value-type="float">
            <text:p>2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ESPI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IRAVITO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LORES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CHANTI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ME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RAG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CAMAY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TE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Y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sIC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39" calcext:value-type="float">
            <text:p>2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ENESA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1" calcext:value-type="float">
            <text:p>2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ER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BRANZAGRAND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CAPI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VICTO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5" calcext:value-type="float">
            <text:p>2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U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 DE LEY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CAN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IP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IRAFLO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G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G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IQU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TA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UZ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OB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6" calcext:value-type="float">
            <text:p>2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UEVO COL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IC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TANCH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CHA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IP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JAR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NQUE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U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Z DE 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ES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S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69" calcext:value-type="float">
            <text:p>2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BOY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QUIPA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AMIRIQ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AQU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3" calcext:value-type="float">
            <text:p>2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OND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BO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CH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4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M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EDUAR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8" calcext:value-type="float">
            <text:p>2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OSE DE PA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79" calcext:value-type="float">
            <text:p>2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LUIS DE GACE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MATE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MIGUEL DE SE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ABLO DE BORBU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3" calcext:value-type="float">
            <text:p>2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4" calcext:value-type="float">
            <text:p>2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MA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ROSA DE VITER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6" calcext:value-type="float">
            <text:p>2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SOF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TIVANOR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TIVASU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ACHO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1" calcext:value-type="float">
            <text:p>2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C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CH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GAMOS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MONDO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TAQU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R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SAC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TAMARCH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TATE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S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2" calcext:value-type="float">
            <text:p>3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E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3" calcext:value-type="float">
            <text:p>3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B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4" calcext:value-type="float">
            <text:p>3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BASO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NJ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PACO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Gs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PA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NUNG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RME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TA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MB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NTAQUEM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RACACH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8" calcext:value-type="float">
            <text:p>3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ETAQU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19" calcext:value-type="float">
            <text:p>3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NIZA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GUAD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1" calcext:value-type="float">
            <text:p>3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SER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ANZAZU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LALCAZ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4" calcext:value-type="float">
            <text:p>3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NCH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ILADELF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DOR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MERCED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NZANA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MA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QUETA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1" calcext:value-type="float">
            <text:p>3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ULAN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E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ORCAS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CO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EST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ENSILV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SUC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8" calcext:value-type="float">
            <text:p>3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SARAL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LAM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M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OS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P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CTO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MA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TER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LOREN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B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LEN DE LOS ANDAQUI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TAGENA DEL CHA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RI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DONCE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PAUJI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MONTAÑ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IL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RE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R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OSE DEL FRAG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VICENTE DEL CAGU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LA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L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ALPARAIS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OPAY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MAGUE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GE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LB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LIV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ENOS AI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JIB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DO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O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1" calcext:value-type="float">
            <text:p>3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RI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TAM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LOREN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,'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CHEN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P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AMBA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8" calcext:value-type="float">
            <text:p>3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SIER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VE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OP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ERCADE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IRAN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3" calcext:value-type="float">
            <text:p>3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RA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DI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T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7" calcext:value-type="float">
            <text:p>3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AMON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ENDAM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TEJ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RAC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OS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SEBASTI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3" calcext:value-type="float">
            <text:p>3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NDER DE QUILICHA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RO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LV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T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AR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8" calcext:value-type="float">
            <text:p>3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C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399" calcext:value-type="float">
            <text:p>3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MB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MBIQ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RIB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TO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 R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ALLEDUP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5" calcext:value-type="float">
            <text:p>4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GUACH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GUSTIN CODAZZ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7" calcext:value-type="float">
            <text:p>4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STRE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CERRI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09" calcext:value-type="float">
            <text:p>4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SCO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MICHAG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1" calcext:value-type="float">
            <text:p>4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RIGU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RUMAN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3" calcext:value-type="float">
            <text:p>4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OPEY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PAS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MAR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6" calcext:value-type="float">
            <text:p>4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ONZAL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GLO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JAGUA DE IBIR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NAU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0" calcext:value-type="float">
            <text:p>4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ILIT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ELA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BLO BE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 DE O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A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LBER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DIE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MARTI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MALAME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TE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YAPE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ENAVIS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NALE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ERE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NU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6" calcext:value-type="float">
            <text:p>4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IENAGA DE O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TOR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8" calcext:value-type="float">
            <text:p>4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APART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39" calcext:value-type="float">
            <text:p>4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OR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OS CORDOB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MI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TELIBA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ÑIT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4" calcext:value-type="float">
            <text:p>4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LANETA R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BLO NUEV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ESCONDI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LIBERTADO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RIS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HAGU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NDRES SOTAV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NTE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BERNARDO DEL VI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CARL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ELAY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ERRAL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6" calcext:value-type="float">
            <text:p>4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ALEN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7" calcext:value-type="float">
            <text:p>4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GUA DE DI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B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59" calcext:value-type="float">
            <text:p>4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APO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OLA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BELA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LTR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ITU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4" calcext:value-type="float">
            <text:p>4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J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BR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CHIPAY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J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PARRAP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QUE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MEN DE CARUP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1" calcext:value-type="float">
            <text:p>4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AGUAN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3" calcext:value-type="float">
            <text:p>4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PA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OACH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OCON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6" calcext:value-type="float">
            <text:p>4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G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CUNU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OLEG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PEÑ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ROS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ACATATI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OME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OS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U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UQUEN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USAGASU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CHA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89" calcext:value-type="float">
            <text:p>4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CHANCIP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CHE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IRARDOT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3" calcext:value-type="float">
            <text:p>4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RAN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CHE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DU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S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TAQ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8" calcext:value-type="float">
            <text:p>4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TA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YABAL DE SIQU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YABET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3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TIERR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ERUSALE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UNI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CAL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ME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AL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EÑ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VE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09" calcext:value-type="float">
            <text:p>5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ENGUAZA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CHE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1" calcext:value-type="float">
            <text:p>5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DRID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N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ED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SQU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ARIÑ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EMOC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7" calcext:value-type="float">
            <text:p>5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I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IMA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19" calcext:value-type="float">
            <text:p>5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OCA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0" calcext:value-type="float">
            <text:p>5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NE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CH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IM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ND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RATEBUE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5" calcext:value-type="float">
            <text:p>5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S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SALG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7" calcext:value-type="float">
            <text:p>5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L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QUEBRADANEG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29" calcext:value-type="float">
            <text:p>5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QUETAM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QUIPIL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PU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2" calcext:value-type="float">
            <text:p>5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CAUR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3" calcext:value-type="float">
            <text:p>5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NTONIO DEL TEQUENDA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BERNAR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5" calcext:value-type="float">
            <text:p>5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CAYETA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6" calcext:value-type="float">
            <text:p>5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FRANCIS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7" calcext:value-type="float">
            <text:p>5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UAN DE RIO SE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SA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39" calcext:value-type="float">
            <text:p>5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ESQUIL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BA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LV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2" calcext:value-type="float">
            <text:p>5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MIJ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3" calcext:value-type="float">
            <text:p>5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ACH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4" calcext:value-type="float">
            <text:p>5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P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BACHO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6" calcext:value-type="float">
            <text:p>5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ES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P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49" calcext:value-type="float">
            <text:p>5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TATAU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B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1" calcext:value-type="float">
            <text:p>5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U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E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3" calcext:value-type="float">
            <text:p>5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ENJ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4" calcext:value-type="float">
            <text:p>5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BACUY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5" calcext:value-type="float">
            <text:p>5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BIR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CA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CANCIP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PAIP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BA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BA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 DE SAN DIEGO DE UBA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N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T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4" calcext:value-type="float">
            <text:p>5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RG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5" calcext:value-type="float">
            <text:p>5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AN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GOM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PINZ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E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69" calcext:value-type="float">
            <text:p>5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ACOP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IPAC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2" calcext:value-type="float">
            <text:p>5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IPAQU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3" calcext:value-type="float">
            <text:p>5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QUIB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4" calcext:value-type="float">
            <text:p>5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CAND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TO BAU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TRA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7" calcext:value-type="float">
            <text:p>5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G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HIA SOLA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JO BAU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JA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NTON DEL SAN PAB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MEN DEL DARIE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ERTEG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DO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5" calcext:value-type="float">
            <text:p>5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RMEN DE ATRA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LITORAL DEL SAN JU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7" calcext:value-type="float">
            <text:p>5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STM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UR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LO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0" calcext:value-type="float">
            <text:p>5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EDIO ATRA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EDIO BAU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2" calcext:value-type="float">
            <text:p>5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EDIO SAN JU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O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UQ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 I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 QU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SUC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8" calcext:value-type="float">
            <text:p>5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OSE DEL PALM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P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NGU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NION PANAMERIC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3" calcext:value-type="float">
            <text:p>6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EI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CEVE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5" calcext:value-type="float">
            <text:p>6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GR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6" calcext:value-type="float">
            <text:p>6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IP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7" calcext:value-type="float">
            <text:p>6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GECIR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TAM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A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MPOALEG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LOMB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I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RZ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IGAN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5" calcext:value-type="float">
            <text:p>6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DALUP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6" calcext:value-type="float">
            <text:p>6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O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7" calcext:value-type="float">
            <text:p>6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QU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8" calcext:value-type="float">
            <text:p>6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SN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19" calcext:value-type="float">
            <text:p>6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ARGENT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L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1" calcext:value-type="float">
            <text:p>6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ATA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PORAP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3" calcext:value-type="float">
            <text:p>6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ICO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4" calcext:value-type="float">
            <text:p>6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ERM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5" calcext:value-type="float">
            <text:p>6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EST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6" calcext:value-type="float">
            <text:p>6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T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7" calcext:value-type="float">
            <text:p>6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TAL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V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29" calcext:value-type="float">
            <text:p>6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LADOBLAN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0" calcext:value-type="float">
            <text:p>6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GUSTI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1" calcext:value-type="float">
            <text:p>6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MA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2" calcext:value-type="float">
            <text:p>6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A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3" calcext:value-type="float">
            <text:p>6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RQ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4" calcext:value-type="float">
            <text:p>6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ESA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5" calcext:value-type="float">
            <text:p>6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E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6" calcext:value-type="float">
            <text:p>6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ERUE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7" calcext:value-type="float">
            <text:p>6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M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8" calcext:value-type="float">
            <text:p>6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VIEJ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39" calcext:value-type="float">
            <text:p>6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AGU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0" calcext:value-type="float">
            <text:p>6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HACH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1" calcext:value-type="float">
            <text:p>6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B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2" calcext:value-type="float">
            <text:p>6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RANC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3" calcext:value-type="float">
            <text:p>6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IBU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4" calcext:value-type="float">
            <text:p>6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ISTRACC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5" calcext:value-type="float">
            <text:p>6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MOLI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6" calcext:value-type="float">
            <text:p>6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ONSE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7" calcext:value-type="float">
            <text:p>6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ATONUEV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8" calcext:value-type="float">
            <text:p>6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JAGUA DEL PIL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49" calcext:value-type="float">
            <text:p>6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ICA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NAU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1" calcext:value-type="float">
            <text:p>6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UAN DEL CES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2" calcext:value-type="float">
            <text:p>6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RIB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3" calcext:value-type="float">
            <text:p>6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RUM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4" calcext:value-type="float">
            <text:p>6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NUE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5" calcext:value-type="float">
            <text:p>6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MAR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6" calcext:value-type="float">
            <text:p>6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GARRO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7" calcext:value-type="float">
            <text:p>6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ACAT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8" calcext:value-type="float">
            <text:p>6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IGUAN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59" calcext:value-type="float">
            <text:p>6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ERRO SAN ANTON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0" calcext:value-type="float">
            <text:p>6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BO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1" calcext:value-type="float">
            <text:p>6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8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IENA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2" calcext:value-type="float">
            <text:p>6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CORD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3" calcext:value-type="float">
            <text:p>6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BAN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4" calcext:value-type="float">
            <text:p>6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PIÑ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5" calcext:value-type="float">
            <text:p>6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RETE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6" calcext:value-type="float">
            <text:p>6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UNDAC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7" calcext:value-type="float">
            <text:p>6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M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8" calcext:value-type="float">
            <text:p>6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UEVA GRAN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69" calcext:value-type="float">
            <text:p>6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EDRA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0" calcext:value-type="float">
            <text:p>6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JIÑO DEL CARME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1" calcext:value-type="float">
            <text:p>6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VIJAY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2" calcext:value-type="float">
            <text:p>6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LA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3" calcext:value-type="float">
            <text:p>6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BLOVIEJ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4" calcext:value-type="float">
            <text:p>6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EMOLI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5" calcext:value-type="float">
            <text:p>6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BANAS DE SAN ANGE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6" calcext:value-type="float">
            <text:p>6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LAM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7" calcext:value-type="float">
            <text:p>6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SEBASTIAN DE BUENAVIS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8" calcext:value-type="float">
            <text:p>6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0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ZEN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79" calcext:value-type="float">
            <text:p>6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BARBARA DE PI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1" calcext:value-type="float">
            <text:p>6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TIONUEV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2" calcext:value-type="float">
            <text:p>6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ENERIF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3" calcext:value-type="float">
            <text:p>6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APAY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4" calcext:value-type="float">
            <text:p>6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9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ONA BANAN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5" calcext:value-type="float">
            <text:p>6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VICENC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6" calcext:value-type="float">
            <text:p>6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CACI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7" calcext:value-type="float">
            <text:p>6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RANCA DE UP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8" calcext:value-type="float">
            <text:p>6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BUYA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89" calcext:value-type="float">
            <text:p>6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STILLA LA NUE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0" calcext:value-type="float">
            <text:p>6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BARR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1" calcext:value-type="float">
            <text:p>6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MAR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2" calcext:value-type="float">
            <text:p>6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LVA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3" calcext:value-type="float">
            <text:p>6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STI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4" calcext:value-type="float">
            <text:p>6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DOR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5" calcext:value-type="float">
            <text:p>6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UENTE DE O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6" calcext:value-type="float">
            <text:p>6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RAN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7" calcext:value-type="float">
            <text:p>6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M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8" calcext:value-type="float">
            <text:p>6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PIRIP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699" calcext:value-type="float">
            <text:p>6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ESET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MACARE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1" calcext:value-type="float">
            <text:p>7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RIB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2" calcext:value-type="float">
            <text:p>7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EJANI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3" calcext:value-type="float">
            <text:p>7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CONCORD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4" calcext:value-type="float">
            <text:p>7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GAIT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5" calcext:value-type="float">
            <text:p>7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LOP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6" calcext:value-type="float">
            <text:p>7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LLER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7" calcext:value-type="float">
            <text:p>7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R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8" calcext:value-type="float">
            <text:p>7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ESTREP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09" calcext:value-type="float">
            <text:p>7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CARLOS DE GUAR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0" calcext:value-type="float">
            <text:p>7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UAN DE ARA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1" calcext:value-type="float">
            <text:p>7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UAN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2" calcext:value-type="float">
            <text:p>7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MARTI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3" calcext:value-type="float">
            <text:p>7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STAHERMO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4" calcext:value-type="float">
            <text:p>7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S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5" calcext:value-type="float">
            <text:p>7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B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6" calcext:value-type="float">
            <text:p>7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D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7" calcext:value-type="float">
            <text:p>7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CU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8" calcext:value-type="float">
            <text:p>7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BOLE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19" calcext:value-type="float">
            <text:p>7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BACO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0" calcext:value-type="float">
            <text:p>7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LE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1" calcext:value-type="float">
            <text:p>7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ESA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2" calcext:value-type="float">
            <text:p>7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L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3" calcext:value-type="float">
            <text:p>7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S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4" calcext:value-type="float">
            <text:p>7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TADE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5" calcext:value-type="float">
            <text:p>7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RDO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6" calcext:value-type="float">
            <text:p>7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ASPUD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7" calcext:value-type="float">
            <text:p>7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MB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8" calcext:value-type="float">
            <text:p>7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MBIT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29" calcext:value-type="float">
            <text:p>7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ACHAGs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0" calcext:value-type="float">
            <text:p>7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HAR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1" calcext:value-type="float">
            <text:p>7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PEÑO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2" calcext:value-type="float">
            <text:p>7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ROSA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3" calcext:value-type="float">
            <text:p>7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TABLON DE GOM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4" calcext:value-type="float">
            <text:p>7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TAM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5" calcext:value-type="float">
            <text:p>7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UN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6" calcext:value-type="float">
            <text:p>7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CHUC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7" calcext:value-type="float">
            <text:p>7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ITARI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8" calcext:value-type="float">
            <text:p>7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LMAT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0" calcext:value-type="float">
            <text:p>7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MU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1" calcext:value-type="float">
            <text:p>7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PIA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2" calcext:value-type="float">
            <text:p>7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CRU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3" calcext:value-type="float">
            <text:p>7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FLORI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4" calcext:value-type="float">
            <text:p>7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LLAN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5" calcext:value-type="float">
            <text:p>7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TO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6" calcext:value-type="float">
            <text:p>7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UN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7" calcext:value-type="float">
            <text:p>7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EI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8" calcext:value-type="float">
            <text:p>7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INA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49" calcext:value-type="float">
            <text:p>7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OS AND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Gs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1" calcext:value-type="float">
            <text:p>7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LLA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2" calcext:value-type="float">
            <text:p>7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SQU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3" calcext:value-type="float">
            <text:p>7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ARIÑ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4" calcext:value-type="float">
            <text:p>7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LAYA HERR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5" calcext:value-type="float">
            <text:p>7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SP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6" calcext:value-type="float">
            <text:p>7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RANCISCO PIZAR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7" calcext:value-type="float">
            <text:p>7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OLICARP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8" calcext:value-type="float">
            <text:p>7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OTOS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59" calcext:value-type="float">
            <text:p>7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ROVIDEN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0" calcext:value-type="float">
            <text:p>7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1" calcext:value-type="float">
            <text:p>7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PIA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2" calcext:value-type="float">
            <text:p>7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CAUR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3" calcext:value-type="float">
            <text:p>7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OBERTO PAY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4" calcext:value-type="float">
            <text:p>7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MANIE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DO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6" calcext:value-type="float">
            <text:p>7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BERNAR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7" calcext:value-type="float">
            <text:p>7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LORENZ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8" calcext:value-type="float">
            <text:p>7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AB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69" calcext:value-type="float">
            <text:p>7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EDRO DE CARTA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0" calcext:value-type="float">
            <text:p>7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BARB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1" calcext:value-type="float">
            <text:p>7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CRU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2" calcext:value-type="float">
            <text:p>7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PUY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3" calcext:value-type="float">
            <text:p>7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MINAN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4" calcext:value-type="float">
            <text:p>7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NG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5" calcext:value-type="float">
            <text:p>7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NDRES DE TUMA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6" calcext:value-type="float">
            <text:p>7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QUER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7" calcext:value-type="float">
            <text:p>7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ACUANQUE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8" calcext:value-type="float">
            <text:p>7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CU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79" calcext:value-type="float">
            <text:p>7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BRE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0" calcext:value-type="float">
            <text:p>7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BOLED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1" calcext:value-type="float">
            <text:p>7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CHALE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2" calcext:value-type="float">
            <text:p>7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CARAS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3" calcext:value-type="float">
            <text:p>7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C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4" calcext:value-type="float">
            <text:p>7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CH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5" calcext:value-type="float">
            <text:p>7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NAC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6" calcext:value-type="float">
            <text:p>7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TA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7" calcext:value-type="float">
            <text:p>7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VENC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8" calcext:value-type="float">
            <text:p>7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CUTI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89" calcext:value-type="float">
            <text:p>7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UR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0" calcext:value-type="float">
            <text:p>7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RME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TAR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2" calcext:value-type="float">
            <text:p>7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ZU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3" calcext:value-type="float">
            <text:p>7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RAMALO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4" calcext:value-type="float">
            <text:p>7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ACAR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5" calcext:value-type="float">
            <text:p>7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ERR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6" calcext:value-type="float">
            <text:p>7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BATE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7" calcext:value-type="float">
            <text:p>7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ESPERA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8" calcext:value-type="float">
            <text:p>7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LA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799" calcext:value-type="float">
            <text:p>7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OS PATI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OURD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1" calcext:value-type="float">
            <text:p>8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UTISC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2" calcext:value-type="float">
            <text:p>8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CAÑ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3" calcext:value-type="float">
            <text:p>8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MPLO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4" calcext:value-type="float">
            <text:p>8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MPLON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5" calcext:value-type="float">
            <text:p>8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SANTANDE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6" calcext:value-type="float">
            <text:p>8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AGONVA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7" calcext:value-type="float">
            <text:p>8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LAZ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8" calcext:value-type="float">
            <text:p>8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CALIX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09" calcext:value-type="float">
            <text:p>8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CAYETA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0" calcext:value-type="float">
            <text:p>8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IA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1" calcext:value-type="float">
            <text:p>8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RDIN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2" calcext:value-type="float">
            <text:p>8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L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3" calcext:value-type="float">
            <text:p>8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EORA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4" calcext:value-type="float">
            <text:p>8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IBU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5" calcext:value-type="float">
            <text:p>8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LE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6" calcext:value-type="float">
            <text:p>8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 CA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7" calcext:value-type="float">
            <text:p>8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 DEL ROSA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8" calcext:value-type="float">
            <text:p>8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ME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19" calcext:value-type="float">
            <text:p>8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ENAVIS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AR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1" calcext:value-type="float">
            <text:p>8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IRCAS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2" calcext:value-type="float">
            <text:p>8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RDO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3" calcext:value-type="float">
            <text:p>8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ILAND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4" calcext:value-type="float">
            <text:p>8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ENO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5" calcext:value-type="float">
            <text:p>8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TEBAI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6" calcext:value-type="float">
            <text:p>8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TENEG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JA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QUIMBAY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L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ERE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P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2" calcext:value-type="float">
            <text:p>8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LB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3" calcext:value-type="float">
            <text:p>8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LEN DE UMB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4" calcext:value-type="float">
            <text:p>8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OSQUEBRAD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5" calcext:value-type="float">
            <text:p>8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T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6" calcext:value-type="float">
            <text:p>8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CE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VIRGI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8" calcext:value-type="float">
            <text:p>8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SE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39" calcext:value-type="float">
            <text:p>8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5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ISTRA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BLO R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1" calcext:value-type="float">
            <text:p>8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QUINCH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2" calcext:value-type="float">
            <text:p>8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ROSA DE CAB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3" calcext:value-type="float">
            <text:p>8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UA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4" calcext:value-type="float">
            <text:p>8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CARAMAN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5" calcext:value-type="float">
            <text:p>8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GUA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6" calcext:value-type="float">
            <text:p>8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BA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7" calcext:value-type="float">
            <text:p>8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ATO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8" calcext:value-type="float">
            <text:p>8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BO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49" calcext:value-type="float">
            <text:p>8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ICH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RANCABERMEJ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1" calcext:value-type="float">
            <text:p>8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9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ETU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2" calcext:value-type="float">
            <text:p>8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LIV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3" calcext:value-type="float">
            <text:p>8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BR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4" calcext:value-type="float">
            <text:p>8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IFOR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5" calcext:value-type="float">
            <text:p>8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PITANEJ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6" calcext:value-type="float">
            <text:p>8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CAS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7" calcext:value-type="float">
            <text:p>8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EP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8" calcext:value-type="float">
            <text:p>8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ERR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59" calcext:value-type="float">
            <text:p>8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ARA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0" calcext:value-type="float">
            <text:p>8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AR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1" calcext:value-type="float">
            <text:p>8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2" calcext:value-type="float">
            <text:p>8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IP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3" calcext:value-type="float">
            <text:p>8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IMITAR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4" calcext:value-type="float">
            <text:p>8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CEPC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5" calcext:value-type="float">
            <text:p>8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FIN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6" calcext:value-type="float">
            <text:p>8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NTRATAC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7" calcext:value-type="float">
            <text:p>8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ROMO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8" calcext:value-type="float">
            <text:p>8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RIT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69" calcext:value-type="float">
            <text:p>8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RMEN DE CHUCUR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0" calcext:value-type="float">
            <text:p>8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GUACAMAY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1" calcext:value-type="float">
            <text:p>8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PEÑ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2" calcext:value-type="float">
            <text:p>8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PLAY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3" calcext:value-type="float">
            <text:p>8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NCI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4" calcext:value-type="float">
            <text:p>8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NCIS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5" calcext:value-type="float">
            <text:p>8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LORI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6" calcext:value-type="float">
            <text:p>8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LORIDABLAN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7" calcext:value-type="float">
            <text:p>8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L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8" calcext:value-type="float">
            <text:p>8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MB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79" calcext:value-type="float">
            <text:p>8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IR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0" calcext:value-type="float">
            <text:p>8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1" calcext:value-type="float">
            <text:p>8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DALUP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2" calcext:value-type="float">
            <text:p>8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P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3" calcext:value-type="float">
            <text:p>8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V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4" calcext:value-type="float">
            <text:p>8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sEP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A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6" calcext:value-type="float">
            <text:p>8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ESUS MA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7" calcext:value-type="float">
            <text:p>8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ORD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8" calcext:value-type="float">
            <text:p>8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BELLE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89" calcext:value-type="float">
            <text:p>8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NDAZUR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A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1" calcext:value-type="float">
            <text:p>8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EBRIJ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2" calcext:value-type="float">
            <text:p>8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OS SANT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3" calcext:value-type="float">
            <text:p>8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CARA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4" calcext:value-type="float">
            <text:p>8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LA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5" calcext:value-type="float">
            <text:p>8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TAN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6" calcext:value-type="float">
            <text:p>8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GOT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7" calcext:value-type="float">
            <text:p>8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LAGAV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8" calcext:value-type="float">
            <text:p>8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CAMON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I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NZA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M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MAS DEL SOCOR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3" calcext:value-type="float">
            <text:p>9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RAM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EDECUES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NCHO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NTE NACION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7" calcext:value-type="float">
            <text:p>9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PAR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8" calcext:value-type="float">
            <text:p>9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WILCH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09" calcext:value-type="float">
            <text:p>9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NEG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0" calcext:value-type="float">
            <text:p>9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BANA DE TOR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1" calcext:value-type="float">
            <text:p>9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ND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2" calcext:value-type="float">
            <text:p>9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BEN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3" calcext:value-type="float">
            <text:p>9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GI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4" calcext:value-type="float">
            <text:p>9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OAQUI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5" calcext:value-type="float">
            <text:p>9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OSE DE MIRAN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6" calcext:value-type="float">
            <text:p>9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MIGUE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7" calcext:value-type="float">
            <text:p>9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VICENTE DE CHUCUR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8" calcext:value-type="float">
            <text:p>9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BARB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19" calcext:value-type="float">
            <text:p>9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HELENA DEL OP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0" calcext:value-type="float">
            <text:p>9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MAC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1" calcext:value-type="float">
            <text:p>9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OCOR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2" calcext:value-type="float">
            <text:p>9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A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3" calcext:value-type="float">
            <text:p>9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C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4" calcext:value-type="float">
            <text:p>9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RA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5" calcext:value-type="float">
            <text:p>9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6" calcext:value-type="float">
            <text:p>9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ALLE DE SAN JOS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7" calcext:value-type="float">
            <text:p>9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L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8" calcext:value-type="float">
            <text:p>9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T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29" calcext:value-type="float">
            <text:p>9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NUE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0" calcext:value-type="float">
            <text:p>9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APATO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1" calcext:value-type="float">
            <text:p>9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NCELEJ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2" calcext:value-type="float">
            <text:p>9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ENAVIS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3" calcext:value-type="float">
            <text:p>9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IM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4" calcext:value-type="float">
            <text:p>9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LOS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5" calcext:value-type="float">
            <text:p>9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ROZ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6" calcext:value-type="float">
            <text:p>9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VEÑ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7" calcext:value-type="float">
            <text:p>9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AL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8" calcext:value-type="float">
            <text:p>9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ROBL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39" calcext:value-type="float">
            <text:p>9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ALER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0" calcext:value-type="float">
            <text:p>9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RAN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1" calcext:value-type="float">
            <text:p>9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UN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2" calcext:value-type="float">
            <text:p>9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OS PALMIT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3" calcext:value-type="float">
            <text:p>9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2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JAGU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4" calcext:value-type="float">
            <text:p>9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RR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5" calcext:value-type="float">
            <text:p>9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VEJ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6" calcext:value-type="float">
            <text:p>9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M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7" calcext:value-type="float">
            <text:p>9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MPU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8" calcext:value-type="float">
            <text:p>9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BENITO ABAD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49" calcext:value-type="float">
            <text:p>9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0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UAN DE BETU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0" calcext:value-type="float">
            <text:p>9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MARCO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1" calcext:value-type="float">
            <text:p>9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ONOF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2" calcext:value-type="float">
            <text:p>9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ED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LUIS DE SINC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4" calcext:value-type="float">
            <text:p>9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C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5" calcext:value-type="float">
            <text:p>9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IAGO DE TOLU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6" calcext:value-type="float">
            <text:p>9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LU VIEJ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BAG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8" calcext:value-type="float">
            <text:p>9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PUJAR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59" calcext:value-type="float">
            <text:p>9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VAR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0" calcext:value-type="float">
            <text:p>9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MBALE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1" calcext:value-type="float">
            <text:p>9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ZOATEGU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2" calcext:value-type="float">
            <text:p>9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ME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3" calcext:value-type="float">
            <text:p>9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6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TA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4" calcext:value-type="float">
            <text:p>9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JAMAR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5" calcext:value-type="float">
            <text:p>9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MEN DE APICA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6" calcext:value-type="float">
            <text:p>9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SABIAN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7" calcext:value-type="float">
            <text:p>9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APARR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8" calcext:value-type="float">
            <text:p>9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E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69" calcext:value-type="float">
            <text:p>9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YA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NDAY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1" calcext:value-type="float">
            <text:p>9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OLO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2" calcext:value-type="float">
            <text:p>9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SPIN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3" calcext:value-type="float">
            <text:p>9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AL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4" calcext:value-type="float">
            <text:p>9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LAND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5" calcext:value-type="float">
            <text:p>9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RES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M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7" calcext:value-type="float">
            <text:p>9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ERVE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8" calcext:value-type="float">
            <text:p>9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ON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79" calcext:value-type="float">
            <text:p>9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5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CONONZ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0" calcext:value-type="float">
            <text:p>9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ERI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1" calcext:value-type="float">
            <text:p>9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IBA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RIQU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3" calcext:value-type="float">
            <text:p>9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ELG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4" calcext:value-type="float">
            <text:p>9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URI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ATAGA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6" calcext:value-type="float">
            <text:p>9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RTE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7" calcext:value-type="float">
            <text:p>9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OCABIL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8" calcext:value-type="float">
            <text:p>9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IEDR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89" calcext:value-type="float">
            <text:p>9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LANAD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0" calcext:value-type="float">
            <text:p>9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R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1" calcext:value-type="float">
            <text:p>99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RIFICAC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2" calcext:value-type="float">
            <text:p>9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BLAN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3" calcext:value-type="float">
            <text:p>9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ONCESVAL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4" calcext:value-type="float">
            <text:p>9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OV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5" calcext:value-type="float">
            <text:p>9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LDAÑ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6" calcext:value-type="float">
            <text:p>9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NTON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7" calcext:value-type="float">
            <text:p>9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LUI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8" calcext:value-type="float">
            <text:p>9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ISABE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UAR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ALLE DE SAN JU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NADI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HERMOS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RR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LCA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DALU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4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NSERMANUEV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5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GE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OLIV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ENAVENTU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DALAJARA DE BU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UGALAGRAND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ICEDO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NDELA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TA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DAG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AGUI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AI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4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CERR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1" calcext:value-type="float">
            <text:p>102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DOV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2" calcext:value-type="float">
            <text:p>102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LORI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3" calcext:value-type="float">
            <text:p>102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INEB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4" calcext:value-type="float">
            <text:p>102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GUACAR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5" calcext:value-type="float">
            <text:p>10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JAMUND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6" calcext:value-type="float">
            <text:p>10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CUMB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7" calcext:value-type="float">
            <text:p>102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UNI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8" calcext:value-type="float">
            <text:p>102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VICTO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29" calcext:value-type="float">
            <text:p>102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BAN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0" calcext:value-type="float">
            <text:p>103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LM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1" calcext:value-type="float">
            <text:p>103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RAD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2" calcext:value-type="float">
            <text:p>103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0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ESTREP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3" calcext:value-type="float">
            <text:p>103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1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IOF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4" calcext:value-type="float">
            <text:p>103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OLDANI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5" calcext:value-type="float">
            <text:p>103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7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PED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6" calcext:value-type="float">
            <text:p>103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EVIL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7" calcext:value-type="float">
            <text:p>103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O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8" calcext:value-type="float">
            <text:p>103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2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RUJILL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39" calcext:value-type="float">
            <text:p>103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3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UL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0" calcext:value-type="float">
            <text:p>104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4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ULL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1" calcext:value-type="float">
            <text:p>104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ERSALL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2" calcext:value-type="float">
            <text:p>104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J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3" calcext:value-type="float">
            <text:p>104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OTO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4" calcext:value-type="float">
            <text:p>104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UMB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5" calcext:value-type="float">
            <text:p>104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ZARZ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6" calcext:value-type="float">
            <text:p>104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AU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7" calcext:value-type="float">
            <text:p>104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RAUQUI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8" calcext:value-type="float">
            <text:p>104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RAVO NOR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49" calcext:value-type="float">
            <text:p>104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FORTU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0" calcext:value-type="float">
            <text:p>105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ROND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1" calcext:value-type="float">
            <text:p>105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RAVE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2" calcext:value-type="float">
            <text:p>105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M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3" calcext:value-type="float">
            <text:p>105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OP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4" calcext:value-type="float">
            <text:p>105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AGUAZU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5" calcext:value-type="float">
            <text:p>105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HAMEZ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6" calcext:value-type="float">
            <text:p>105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HATO COROZ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7" calcext:value-type="float">
            <text:p>105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SALI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8" calcext:value-type="float">
            <text:p>105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NI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59" calcext:value-type="float">
            <text:p>105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NTERREY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0" calcext:value-type="float">
            <text:p>106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NUNCH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1" calcext:value-type="float">
            <text:p>106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ROC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2" calcext:value-type="float">
            <text:p>106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Z DE ARIPOR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3" calcext:value-type="float">
            <text:p>106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O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4" calcext:value-type="float">
            <text:p>106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7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RECETO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5" calcext:value-type="float">
            <text:p>106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BANALARG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6" calcext:value-type="float">
            <text:p>106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CA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7" calcext:value-type="float">
            <text:p>106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LUIS DE PALENQU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8" calcext:value-type="float">
            <text:p>106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MA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69" calcext:value-type="float">
            <text:p>106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1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URAME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0" calcext:value-type="float">
            <text:p>107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RINIDAD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1" calcext:value-type="float">
            <text:p>107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NUEV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2" calcext:value-type="float">
            <text:p>107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C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3" calcext:value-type="float">
            <text:p>107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1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OL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4" calcext:value-type="float">
            <text:p>107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ORI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5" calcext:value-type="float">
            <text:p>107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ASI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6" calcext:value-type="float">
            <text:p>107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CAICE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7" calcext:value-type="float">
            <text:p>107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GUZMA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8" calcext:value-type="float">
            <text:p>107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EGUIZAM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79" calcext:value-type="float">
            <text:p>107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4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IBUNDOY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FRANCIS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1" calcext:value-type="float">
            <text:p>108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5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MIGUE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2" calcext:value-type="float">
            <text:p>108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IAG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3" calcext:value-type="float">
            <text:p>108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6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ALLE DEL GUAMUEZ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4" calcext:value-type="float">
            <text:p>108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VILLAGARZON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5" calcext:value-type="float">
            <text:p>108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AND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6" calcext:value-type="float">
            <text:p>108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6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ROVIDEN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7" calcext:value-type="float">
            <text:p>108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ETIC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8" calcext:value-type="float">
            <text:p>108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ENCA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89" calcext:value-type="float">
            <text:p>108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CHORR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0" calcext:value-type="float">
            <text:p>109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0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EDR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1" calcext:value-type="float">
            <text:p>1091</text:p>
          </table:table-cell>
          <table:table-cell office:value-type="string" calcext:value-type="string">
            <text:p>,'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VICTO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2" calcext:value-type="float">
            <text:p>109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IRITI - PAR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3" calcext:value-type="float">
            <text:p>109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ALEGR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4" calcext:value-type="float">
            <text:p>109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3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ARI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5" calcext:value-type="float">
            <text:p>109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NARIÑ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6" calcext:value-type="float">
            <text:p>109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SANTANDE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7" calcext:value-type="float">
            <text:p>109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9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RAP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8" calcext:value-type="float">
            <text:p>109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INIRI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099" calcext:value-type="float">
            <text:p>109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34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BARRANCO MIN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,'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APIRIP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FELIP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2" calcext:value-type="float">
            <text:p>110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COLOMB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3" calcext:value-type="float">
            <text:p>1103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GUADALUP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4" calcext:value-type="float">
            <text:p>110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CAHU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5" calcext:value-type="float">
            <text:p>1105</text:p>
          </table:table-cell>
          <table:table-cell office:value-type="string" calcext:value-type="string">
            <text:p>,'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NA PA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6" calcext:value-type="float">
            <text:p>1106</text:p>
          </table:table-cell>
          <table:table-cell office:value-type="string" calcext:value-type="string">
            <text:p>,'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ORICHAL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7" calcext:value-type="float">
            <text:p>110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 JOSE DEL GUAVIA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8" calcext:value-type="float">
            <text:p>110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1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LAM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09" calcext:value-type="float">
            <text:p>110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2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EL RETORN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0" calcext:value-type="float">
            <text:p>111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IRAFLO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1" calcext:value-type="float">
            <text:p>1111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MITU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2" calcext:value-type="float">
            <text:p>1112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ARURU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3" calcext:value-type="float">
            <text:p>1113</text:p>
          </table:table-cell>
          <table:table-cell office:value-type="string" calcext:value-type="string">
            <text:p>,'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CO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4" calcext:value-type="float">
            <text:p>1114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TARA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5" calcext:value-type="float">
            <text:p>111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APUNAU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6" calcext:value-type="float">
            <text:p>111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88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YAVARAT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7" calcext:value-type="float">
            <text:p>1117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PUERTO CARREÑ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8" calcext:value-type="float">
            <text:p>1118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LA PRIMAVE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19" calcext:value-type="float">
            <text:p>1119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624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SANTA ROSAL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ciudades (id_ciudad, cod_ciudad, id_departamento, nombre) VALUES(</text:p>
          </table:table-cell>
          <table:table-cell table:style-name="ce1" office:value-type="float" office:value="1120" calcext:value-type="float">
            <text:p>1120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773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','</text:p>
          </table:table-cell>
          <table:table-cell table:style-name="ce1" office:value-type="string" calcext:value-type="string">
            <text:p>CUMARIBO</text:p>
          </table:table-cell>
          <table:table-cell office:value-type="string" calcext:value-type="string">
            <text:p>');</text:p>
          </table:table-cell>
        </table:table-row>
        <table:table-row table:style-name="ro1" table:number-rows-repeated="10474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artamentos" table:style-name="ta1"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,'</text:p>
          </table:table-cell>
          <table:table-cell table:style-name="ce2" office:value-type="string" calcext:value-type="string">
            <text:p>ANTIOQU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TLANT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QUE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HO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. DE SANTANDE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AINI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departamentos (id_departamento, nombre) VALUES(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');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€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</number:number-style>
    <number:number-style style:name="N124">
      <number:text>€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style:text-properties fo:color="#ff0000"/>
      <number:text>€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€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3" number:min-integer-digits="1" number:grouping="true"/>
    </number:number-style>
    <number:number-style style:name="N129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4:01:26.421390981</meta:creation-date>
    <dc:date>2017-10-30T14:24:31.434850372</dc:date>
    <meta:editing-duration>PT8M4S</meta:editing-duration>
    <meta:editing-cycles>1</meta:editing-cycles>
    <meta:document-statistic meta:table-count="2" meta:cell-count="10245" meta:object-count="0"/>
    <meta:generator>LibreOffice/4.2.8.2$Linux_X86_64 LibreOffice_project/420m0$Build-2</meta:generator>
  </office:meta>
</office:document-meta>
</file>